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ef224b" officeooo:paragraph-rsid="00ef224b"/>
    </style:style>
    <style:style style:name="P2" style:family="paragraph" style:parent-style-name="Standard">
      <style:text-properties officeooo:paragraph-rsid="00f9220f"/>
    </style:style>
    <style:style style:name="P3" style:family="paragraph" style:parent-style-name="Standard">
      <style:text-properties officeooo:paragraph-rsid="00ef224b"/>
    </style:style>
    <style:style style:name="P4" style:family="paragraph" style:parent-style-name="Standard">
      <style:text-properties officeooo:rsid="00fbbf4b" officeooo:paragraph-rsid="00fbbf4b"/>
    </style:style>
    <style:style style:name="P5" style:family="paragraph" style:parent-style-name="Standard">
      <style:text-properties style:font-name="Liberation Sans" fo:font-size="14pt" fo:font-weight="bold" officeooo:rsid="00f6f0e2" officeooo:paragraph-rsid="00fbbf4b" style:font-name-asian="Liberation Sans" style:font-size-asian="14pt" style:font-weight-asian="bold" style:font-name-complex="Liberation Sans" style:font-size-complex="14pt" style:font-weight-complex="bold"/>
    </style:style>
    <style:style style:name="P6" style:family="paragraph" style:parent-style-name="Standard">
      <style:text-properties officeooo:rsid="00fe15c7" officeooo:paragraph-rsid="00fe15c7"/>
    </style:style>
    <style:style style:name="P7" style:family="paragraph" style:parent-style-name="Standard">
      <style:text-properties officeooo:rsid="00f5a0f1" officeooo:paragraph-rsid="00f6f0e2"/>
    </style:style>
    <style:style style:name="P8" style:family="paragraph" style:parent-style-name="Standard">
      <style:text-properties officeooo:rsid="0100700f" officeooo:paragraph-rsid="0100700f"/>
    </style:style>
    <style:style style:name="P9" style:family="paragraph" style:parent-style-name="Text_20_body">
      <style:text-properties officeooo:paragraph-rsid="00ef224b"/>
    </style:style>
    <style:style style:name="P10" style:family="paragraph" style:parent-style-name="Text_20_body">
      <style:text-properties officeooo:paragraph-rsid="00f467f6"/>
    </style:style>
    <style:style style:name="P11" style:family="paragraph" style:parent-style-name="Text_20_body">
      <style:text-properties style:font-name="Liberation Sans" fo:font-size="14pt" fo:font-weight="bold" officeooo:rsid="00ef224b" officeooo:paragraph-rsid="00f4863b" style:font-name-asian="Liberation Sans" style:font-size-asian="14pt" style:font-weight-asian="bold" style:font-name-complex="Liberation Sans" style:font-size-complex="14pt" style:font-weight-complex="bold"/>
    </style:style>
    <style:style style:name="P12" style:family="paragraph" style:parent-style-name="Text_20_body">
      <style:text-properties style:font-name="Liberation Sans" fo:font-size="14pt" fo:font-weight="bold" officeooo:rsid="00ef224b" officeooo:paragraph-rsid="00f6f0e2" style:font-name-asian="Liberation Sans" style:font-size-asian="14pt" style:font-weight-asian="bold" style:font-name-complex="Liberation Sans" style:font-size-complex="14pt" style:font-weight-complex="bold"/>
    </style:style>
    <style:style style:name="P13" style:family="paragraph" style:parent-style-name="Text_20_body">
      <style:text-properties style:font-name="Liberation Sans" fo:font-size="14pt" fo:font-weight="bold" officeooo:rsid="00ffbff4" officeooo:paragraph-rsid="00ffbff4" style:font-name-asian="Liberation Sans" style:font-size-asian="14pt" style:font-weight-asian="bold" style:font-name-complex="Liberation Sans" style:font-size-complex="14pt" style:font-weight-complex="bold"/>
    </style:style>
    <style:style style:name="P14" style:family="paragraph" style:parent-style-name="Text_20_body">
      <style:text-properties officeooo:paragraph-rsid="00f9220f"/>
    </style:style>
    <style:style style:name="P15" style:family="paragraph" style:parent-style-name="Standard">
      <style:text-properties officeooo:rsid="010afa35" officeooo:paragraph-rsid="010afa35"/>
    </style:style>
    <style:style style:name="P16" style:family="paragraph" style:parent-style-name="Standard" style:list-style-name="L1" style:master-page-name="MP0">
      <loext:graphic-properties draw:fill="none"/>
      <style:paragraph-properties fo:margin-top="0cm" fo:margin-bottom="0cm" loext:contextual-spacing="false" fo:hyphenation-ladder-count="no-limit" style:page-number="auto" fo:break-before="page" fo:background-color="transparent"/>
      <style:text-properties officeooo:rsid="00e67192" officeooo:paragraph-rsid="00e67192" fo:hyphenate="false"/>
    </style:style>
    <style:style style:name="P17" style:family="paragraph" style:parent-style-name="Standard" style:list-style-name="L1">
      <loext:graphic-properties draw:fill="none"/>
      <style:paragraph-properties fo:margin-top="0cm" fo:margin-bottom="0cm" loext:contextual-spacing="false" fo:hyphenation-ladder-count="no-limit" fo:background-color="transparent"/>
      <style:text-properties officeooo:rsid="00e67192" officeooo:paragraph-rsid="00e67192" fo:hyphenate="false"/>
    </style:style>
    <style:style style:name="P18" style:family="paragraph" style:parent-style-name="Standard" style:list-style-name="L1">
      <loext:graphic-properties draw:fill="none"/>
      <style:paragraph-properties fo:margin-top="0cm" fo:margin-bottom="0cm" loext:contextual-spacing="false" fo:hyphenation-ladder-count="no-limit" fo:background-color="transparent"/>
      <style:text-properties officeooo:rsid="00e67192" officeooo:paragraph-rsid="00f5a0f1" fo:hyphenate="false"/>
    </style:style>
    <style:style style:name="P19" style:family="paragraph" style:parent-style-name="Standard" style:list-style-name="L2">
      <loext:graphic-properties draw:fill="none"/>
      <style:paragraph-properties fo:margin-top="0cm" fo:margin-bottom="0cm" loext:contextual-spacing="false" fo:hyphenation-ladder-count="no-limit" fo:background-color="transparent"/>
      <style:text-properties officeooo:rsid="00f7220c" officeooo:paragraph-rsid="00f5a0f1" fo:hyphenate="false"/>
    </style:style>
    <style:style style:name="P20" style:family="paragraph" style:parent-style-name="Standard" style:list-style-name="L1">
      <loext:graphic-properties draw:fill="none"/>
      <style:paragraph-properties fo:margin-top="0cm" fo:margin-bottom="0cm" loext:contextual-spacing="false" fo:hyphenation-ladder-count="no-limit" fo:background-color="transparent"/>
      <style:text-properties officeooo:rsid="00f7220c" officeooo:paragraph-rsid="00f7220c" fo:hyphenate="false"/>
    </style:style>
    <style:style style:name="P21" style:family="paragraph" style:parent-style-name="Standard" style:list-style-name="L2">
      <loext:graphic-properties draw:fill="none"/>
      <style:paragraph-properties fo:margin-top="0cm" fo:margin-bottom="0cm" loext:contextual-spacing="false" fo:hyphenation-ladder-count="no-limit" fo:background-color="transparent"/>
      <style:text-properties officeooo:rsid="00f5a0f1" officeooo:paragraph-rsid="00f5a0f1" fo:hyphenate="false"/>
    </style:style>
    <style:style style:name="P22" style:family="paragraph" style:parent-style-name="Standard" style:list-style-name="L1">
      <loext:graphic-properties draw:fill="none"/>
      <style:paragraph-properties fo:margin-top="0cm" fo:margin-bottom="0cm" loext:contextual-spacing="false" fo:hyphenation-ladder-count="no-limit" fo:background-color="transparent"/>
      <style:text-properties officeooo:rsid="00e7e084" officeooo:paragraph-rsid="00e7e084" fo:hyphenate="false"/>
    </style:style>
    <style:style style:name="P23" style:family="paragraph" style:parent-style-name="Standard" style:list-style-name="L1">
      <loext:graphic-properties draw:fill="none"/>
      <style:paragraph-properties fo:margin-top="0cm" fo:margin-bottom="0cm" loext:contextual-spacing="false" fo:hyphenation-ladder-count="no-limit" fo:background-color="transparent"/>
      <style:text-properties officeooo:rsid="00e9b422" officeooo:paragraph-rsid="00e7e084" fo:hyphenate="false"/>
    </style:style>
    <style:style style:name="P24" style:family="paragraph" style:parent-style-name="Standard" style:list-style-name="">
      <loext:graphic-properties draw:fill="none"/>
      <style:paragraph-properties fo:margin-left="0cm" fo:margin-right="0cm" fo:margin-top="0.423cm" fo:margin-bottom="0.212cm" loext:contextual-spacing="false" fo:hyphenation-ladder-count="no-limit" fo:text-indent="0cm" style:auto-text-indent="false" fo:background-color="transparent"/>
      <style:text-properties style:font-name="Liberation Sans" fo:font-size="14pt" fo:font-weight="bold" officeooo:rsid="00e67192" officeooo:paragraph-rsid="00e9b422" style:font-name-asian="Liberation Sans" style:font-size-asian="14pt" style:font-weight-asian="bold" style:font-name-complex="Liberation Sans" style:font-size-complex="14pt" style:font-weight-complex="bold" fo:hyphenate="false"/>
    </style:style>
    <style:style style:name="P25" style:family="paragraph" style:parent-style-name="Standard" style:list-style-name="">
      <loext:graphic-properties draw:fill="none"/>
      <style:paragraph-properties fo:margin-left="0cm" fo:margin-right="0cm" fo:margin-top="0.423cm" fo:margin-bottom="0.212cm" loext:contextual-spacing="false" fo:hyphenation-ladder-count="no-limit" fo:text-indent="0cm" style:auto-text-indent="false" fo:background-color="transparent"/>
      <style:text-properties officeooo:rsid="00e67192" officeooo:paragraph-rsid="00ebd0c4" fo:hyphenate="false"/>
    </style:style>
    <style:style style:name="P26" style:family="paragraph" style:parent-style-name="Standard" style:list-style-name="">
      <loext:graphic-properties draw:fill="none"/>
      <style:paragraph-properties fo:margin-left="0cm" fo:margin-right="0cm" fo:margin-top="0.423cm" fo:margin-bottom="0.212cm" loext:contextual-spacing="false" fo:hyphenation-ladder-count="no-limit" fo:text-indent="0cm" style:auto-text-indent="false" fo:background-color="transparent"/>
      <style:text-properties officeooo:rsid="00e67192" officeooo:paragraph-rsid="00ef224b" fo:hyphenate="false"/>
    </style:style>
    <style:style style:name="T1" style:family="text">
      <style:text-properties officeooo:rsid="00e7e084"/>
    </style:style>
    <style:style style:name="T2" style:family="text">
      <style:text-properties style:font-name="Liberation Sans" fo:font-size="14pt" fo:font-weight="bold" style:font-name-asian="Liberation Sans" style:font-size-asian="14pt" style:font-weight-asian="bold" style:font-name-complex="Liberation Sans" style:font-size-complex="14pt" style:font-weight-complex="bold"/>
    </style:style>
    <style:style style:name="T3" style:family="text">
      <style:text-properties style:font-name="Liberation Sans" fo:font-size="14pt" fo:font-weight="bold" officeooo:rsid="00ebd0c4" style:font-name-asian="Liberation Sans" style:font-size-asian="14pt" style:font-weight-asian="bold" style:font-name-complex="Liberation Sans" style:font-size-complex="14pt" style:font-weight-complex="bold"/>
    </style:style>
    <style:style style:name="T4" style:family="text">
      <style:text-properties style:font-name="Liberation Sans" fo:font-size="14pt" fo:font-weight="bold" officeooo:rsid="00ef224b" style:font-name-asian="Liberation Sans" style:font-size-asian="14pt" style:font-weight-asian="bold" style:font-name-complex="Liberation Sans" style:font-size-complex="14pt" style:font-weight-complex="bold"/>
    </style:style>
    <style:style style:name="T5" style:family="text">
      <style:text-properties officeooo:rsid="00ef224b"/>
    </style:style>
    <style:style style:name="T6" style:family="text">
      <style:text-properties officeooo:rsid="00f467f6"/>
    </style:style>
    <style:style style:name="T7" style:family="text">
      <style:text-properties officeooo:rsid="00f4863b"/>
    </style:style>
    <style:style style:name="T8" style:family="text">
      <style:text-properties officeooo:rsid="00f5a0f1"/>
    </style:style>
    <style:style style:name="T9" style:family="text">
      <style:text-properties officeooo:rsid="00f6f0e2"/>
    </style:style>
    <style:style style:name="T10" style:family="text">
      <style:text-properties officeooo:rsid="0109f38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2cm" fo:text-indent="-0.635cm" fo:margin-left="7.72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59164971589110805" text:style-name="L1">
        <text:list-item>
          <text:h text:style-name="P16" text:outline-level="1">Столешница — <text:span text:style-name="T8">ДСП ламинированный.</text:span></text:h>
        </text:list-item>
        <text:list-item>
          <text:h text:style-name="P17" text:outline-level="1">Вентиляция: фальшпанель, <text:span text:style-name="T8">закрывает половину решетки.</text:span></text:h>
        </text:list-item>
        <text:list-item>
          <text:h text:style-name="P18" text:outline-level="1">Электротехнические короба <text:span text:style-name="T1">и розетки:</text:span></text:h>
        </text:list-item>
      </text:list>
      <text:list xml:id="list7369370719286651022" text:style-name="L2">
        <text:list-item>
          <text:h text:style-name="P19" text:outline-level="1">внизу: ПВХ короб небольшой, только чтобы поместились кабели, 2 розетки за мойкой в вертикальном отводе, 2 розетки за холодильником</text:h>
        </text:list-item>
        <text:list-item>
          <text:h text:style-name="P21" text:outline-level="1">под полками: по стене плоским шлейфом до угла мойки, за шкафом опуск вниз, далее до холодильника алюминиевым коробом по дну полок.</text:h>
        </text:list-item>
      </text:list>
      <text:list xml:id="list92660956503377" text:continue-list="list8059164971589110805" text:style-name="L1">
        <text:list-item>
          <text:h text:style-name="P17" text:outline-level="1">Скрытые в стенах кабели — <text:span text:style-name="T8">пометить до начала монтажа.</text:span></text:h>
        </text:list-item>
        <text:list-item>
          <text:h text:style-name="P22" text:outline-level="1">Фартук — <text:span text:style-name="T8">стеклянный, подобрать рисунок.</text:span></text:h>
        </text:list-item>
        <text:list-item>
          <text:h text:style-name="P20" text:outline-level="1">Ручки — деревянные «рубленные», 20 см длина, сечение 1,5 см, поискать готовые.</text:h>
          <text:h text:style-name="P23" text:outline-level="1"/>
        </text:list-item>
      </text:list>
      <text:h text:style-name="P24" text:outline-level="1">Вытяжка:</text:h>
      <text:p text:style-name="Text_20_body">8,5х2,7х12*1,2 = 330 куб.м/час.</text:p>
      <text:p text:style-name="Standard">Глубина заборной панели вытяжки — не менее 500 мм. «<text:span text:style-name="T8">Мебель-Комплект» Иваново:</text:span></text:p>
      <text:p text:style-name="Standard">MBS ARALIA 250 BLACK GLASS</text:p>
      <text:p text:style-name="Standard"/>
      <text:p text:style-name="P15">Другие поставщики:</text:p>
      <text:p text:style-name="P2">MAUNFELD VS C 60 черный</text:p>
      <text:p text:style-name="P2">MAUNFELD VS slide 60 черный</text:p>
      <text:p text:style-name="P2">MAUNFELD VSH 60 черный </text:p>
      <text:p text:style-name="P2">Germes Gamma (60см, черный)</text:p>
      <text:p text:style-name="P14">Germes Chester (60см, черный)</text:p>
      <text:h text:style-name="P25" text:outline-level="1"><text:span text:style-name="T2">В</text:span><text:span text:style-name="T3">арочная панель</text:span><text:span text:style-name="T2">:</text:span></text:h>
      <text:p text:style-name="Text_20_body">Индукционная, <text:span text:style-name="T5">7 кВт макс.</text:span></text:p>
      <text:p text:style-name="Text_20_body">Indesit VIA 640 0 C</text:p>
      <text:p text:style-name="Text_20_body"/>
      <text:h text:style-name="P26" text:outline-level="1"><text:span text:style-name="T4">Духовой шкаф</text:span><text:span text:style-name="T2">:</text:span></text:h>
      <text:p text:style-name="P1">4 кВт <text:span text:style-name="T7">макс</text:span>.</text:p>
      <text:p text:style-name="P10">Electrolux OEF5C50Z 2,5 кВт</text:p>
      <text:p text:style-name="P10">Zanussi OPZA 4330 B <text:span text:style-name="T6">2,8 кВт</text:span></text:p>
      <text:p text:style-name="P10"/>
      <text:p text:style-name="P11">Посудомойка:</text:p>
      <text:p text:style-name="Text_20_body">Bosch SMV25AX00R</text:p>
      <text:p text:style-name="P11"/>
      <text:p text:style-name="P13">Смеситель:</text:p>
      <text:p text:style-name="Text_20_body">Ulgran U-01<text:span text:style-name="T10">0 </text:span>308 черный</text:p>
      <text:p text:style-name="P13"/>
      <text:p text:style-name="P9"><text:soft-page-break/></text:p>
      <text:p text:style-name="P12"><text:span text:style-name="T9">Раковина</text:span>:</text:p>
      <text:p text:style-name="P7">Каменная с бортиком и металлическими прижимами, перелив крайне желателен сбоку.</text:p>
      <text:p text:style-name="P6">Высота приемного отверстия канализации 300 мм.</text:p>
      <text:p text:style-name="Text_20_body">Ulgran U-205-308</text:p>
      <text:p text:style-name="Text_20_body"/>
      <text:p text:style-name="P3"/>
      <text:p text:style-name="P5">Фартук:</text:p>
      <text:p text:style-name="P4"><text:a xlink:type="simple" xlink:href="https://otrisovki.ru/images/bambuk/" text:style-name="Internet_20_link" text:visited-style-name="Visited_20_Internet_20_Link">https://otrisovki.ru/images/bambuk/</text:a></text:p>
      <text:p text:style-name="P4"><text:bookmark text:name="articul"/>skinali-9581</text:p>
      <text:p text:style-name="P4"><text:bookmark text:name="articul1"/>skinali-9822</text:p>
      <text:p text:style-name="P4"><text:bookmark text:name="articul2"/>skinali-8678 </text:p>
      <text:p text:style-name="P4"><text:bookmark text:name="articul3"/>skinali-10673 </text:p>
      <text:p text:style-name="P4"><text:bookmark text:name="articul4"/>skinali-2689 </text:p>
      <text:p text:style-name="P4"><text:bookmark text:name="articul5"/>skinali-3338</text:p>
      <text:p text:style-name="P4"><text:bookmark text:name="articul6"/>skinali-3333</text:p>
      <text:p text:style-name="P4"/>
      <text:p text:style-name="P8"><text:a xlink:type="simple" xlink:href="http://otragenie44.ru/fotopechat-na-stekle/album/stenovaya-panel/p/1" text:style-name="Internet_20_link" text:visited-style-name="Visited_20_Internet_20_Link">http://otragenie44.ru/fotopechat-na-stekle/album/stenovaya-panel/p/1</text:a></text:p>
      <text:p text:style-name="P8">4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.006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10-12T18:16:10.319243362</meta:creation-date>
    <meta:editing-cycles>42</meta:editing-cycles>
    <meta:editing-duration>PT4H55M49S</meta:editing-duration>
    <dc:date>2020-02-01T09:26:59.705991123</dc:date>
    <meta:document-statistic meta:table-count="0" meta:image-count="0" meta:object-count="0" meta:page-count="2" meta:paragraph-count="44" meta:word-count="191" meta:character-count="1402" meta:non-whitespace-character-count="1254"/>
  </office:meta>
</office:document-meta>
</file>